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lictManager.setSettings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lictManager.handleAllBlacklistedRevisions( DependencyDescriptor dd , Collection foundBlackli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onflict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lictManag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lictManag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flictManage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